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assTransformer.setTarget( ClassVisitor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lassTransformer.AbstractClass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